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pt"/>
    </style:style>
    <style:style style:name="co3" style:family="table-column">
      <style:table-column-properties fo:break-before="auto" style:column-width="193.01pt"/>
    </style:style>
    <style:style style:name="co4" style:family="table-column">
      <style:table-column-properties fo:break-before="auto" style:column-width="118.49pt"/>
    </style:style>
    <style:style style:name="co5" style:family="table-column">
      <style:table-column-properties fo:break-before="auto" style:column-width="51.99pt"/>
    </style:style>
    <style:style style:name="co6" style:family="table-column">
      <style:table-column-properties fo:break-before="auto" style:column-width="117.01pt"/>
    </style:style>
    <style:style style:name="co7" style:family="table-column">
      <style:table-column-properties fo:break-before="auto" style:column-width="458.7pt"/>
    </style:style>
    <style:style style:name="co8" style:family="table-column">
      <style:table-column-properties fo:break-before="auto" style:column-width="100.69pt"/>
    </style:style>
    <style:style style:name="co9" style:family="table-column">
      <style:table-column-properties fo:break-before="auto" style:column-width="87.36pt"/>
    </style:style>
    <style:style style:name="co10" style:family="table-column">
      <style:table-column-properties fo:break-before="auto" style:column-width="129pt"/>
    </style:style>
    <style:style style:name="co11" style:family="table-column">
      <style:table-column-properties fo:break-before="auto" style:column-width="818.96pt"/>
    </style:style>
    <style:style style:name="co12" style:family="table-column">
      <style:table-column-properties fo:break-before="auto" style:column-width="78.01pt"/>
    </style:style>
    <style:style style:name="co13" style:family="table-column">
      <style:table-column-properties fo:break-before="auto" style:column-width="83.99pt"/>
    </style:style>
    <style:style style:name="co14" style:family="table-column">
      <style:table-column-properties fo:break-before="auto" style:column-width="107.49pt"/>
    </style:style>
    <style:style style:name="co15" style:family="table-column">
      <style:table-column-properties fo:break-before="auto" style:column-width="648.99pt"/>
    </style:style>
    <style:style style:name="co16" style:family="table-column">
      <style:table-column-properties fo:break-before="auto" style:column-width="122.51pt"/>
    </style:style>
    <style:style style:name="co17" style:family="table-column">
      <style:table-column-properties fo:break-before="auto" style:column-width="531.5pt"/>
    </style:style>
    <style:style style:name="co18" style:family="table-column">
      <style:table-column-properties fo:break-before="auto" style:column-width="100.49pt"/>
    </style:style>
    <style:style style:name="co19" style:family="table-column">
      <style:table-column-properties fo:break-before="auto" style:column-width="37.5pt"/>
    </style:style>
    <style:style style:name="co20" style:family="table-column">
      <style:table-column-properties fo:break-before="auto" style:column-width="389.99pt"/>
    </style:style>
    <style:style style:name="co21" style:family="table-column">
      <style:table-column-properties fo:break-before="auto" style:column-width="76pt"/>
    </style:style>
    <style:style style:name="co22" style:family="table-column">
      <style:table-column-properties fo:break-before="auto" style:column-width="81.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A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5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style-name="ce2"/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Value</text:p>
          </table:table-cell>
          <table:table-cell table:style-name="ce2"/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Valu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mage</text:p>
          </table:table-cell>
          <table:table-cell office:value-type="string" calcext:value-type="string">
            <text:p>1 per sqrt(squares) per damage per range</text:p>
          </table:table-cell>
          <table:table-cell/>
          <table:table-cell office:value-type="string" calcext:value-type="string">
            <text:p>All 1</text:p>
          </table:table-cell>
          <table:table-cell table:formula="of:=180/37" office:value-type="float" office:value="4.86486486486487" calcext:value-type="float">
            <text:p>4.86486486486487</text:p>
          </table:table-cell>
          <table:table-cell/>
          <table:table-cell office:value-type="float" office:value="1" calcext:value-type="float">
            <text:p>1</text:p>
          </table:table-cell>
          <table:table-cell table:formula="of:=(1+(0.5*((10 - [.H3])/9)))"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eal</text:p>
          </table:table-cell>
          <table:table-cell office:value-type="string" calcext:value-type="string">
            <text:p>1 per sqrt(squares) per damage per range</text:p>
          </table:table-cell>
          <table:table-cell/>
          <table:table-cell office:value-type="string" calcext:value-type="string">
            <text:p>All 2</text:p>
          </table:table-cell>
          <table:table-cell table:style-name="ce3" table:formula="of:=462/37" office:value-type="float" office:value="12.4864864864865" calcext:value-type="float">
            <text:p>12.4864864864865</text:p>
          </table:table-cell>
          <table:table-cell/>
          <table:table-cell office:value-type="float" office:value="2" calcext:value-type="float">
            <text:p>2</text:p>
          </table:table-cell>
          <table:table-cell table:formula="of:=(1+(0.5*((10 - [.H4])/9)))" office:value-type="float" office:value="1.44444444444444" calcext:value-type="float">
            <text:p>1.444444444444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l 3</text:p>
          </table:table-cell>
          <table:table-cell table:style-name="ce3" table:formula="of:=781/37" office:value-type="float" office:value="21.1081081081081" calcext:value-type="float">
            <text:p>21.1081081081081</text:p>
          </table:table-cell>
          <table:table-cell/>
          <table:table-cell office:value-type="float" office:value="3" calcext:value-type="float">
            <text:p>3</text:p>
          </table:table-cell>
          <table:table-cell table:formula="of:=(1+(0.5*((10 - [.H5])/9)))" office:value-type="float" office:value="1.38888888888889" calcext:value-type="float">
            <text:p>1.3888888888888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ngoing Duratio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ll 4</text:p>
          </table:table-cell>
          <table:table-cell table:style-name="ce3" table:formula="of:=1087/37" office:value-type="float" office:value="29.3783783783784" calcext:value-type="float">
            <text:p>29.3783783783784</text:p>
          </table:table-cell>
          <table:table-cell/>
          <table:table-cell office:value-type="float" office:value="4" calcext:value-type="float">
            <text:p>4</text:p>
          </table:table-cell>
          <table:table-cell table:formula="of:=(1+(0.5*((10 - [.H6])/9)))" office:value-type="float" office:value="1.33333333333333" calcext:value-type="float">
            <text:p>1.3333333333333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lay Card</text:p>
          </table:table-cell>
          <table:table-cell office:value-type="string" calcext:value-type="string">
            <text:p>Avg Card Value</text:p>
          </table:table-cell>
          <table:table-cell/>
          <table:table-cell office:value-type="string" calcext:value-type="string">
            <text:p>All 5</text:p>
          </table:table-cell>
          <table:table-cell table:style-name="ce3" table:formula="of:=1279/37" office:value-type="float" office:value="34.5675675675676" calcext:value-type="float">
            <text:p>34.5675675675676</text:p>
          </table:table-cell>
          <table:table-cell/>
          <table:table-cell office:value-type="float" office:value="5" calcext:value-type="float">
            <text:p>5</text:p>
          </table:table-cell>
          <table:table-cell table:formula="of:=(1+(0.5*((10 - [.H7])/9)))" office:value-type="float" office:value="1.27777777777778" calcext:value-type="float">
            <text:p>1.2777777777777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raw Card / Play Card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All 6</text:p>
          </table:table-cell>
          <table:table-cell table:style-name="ce3" office:value-type="float" office:value="36" calcext:value-type="float">
            <text:p>36</text:p>
          </table:table-cell>
          <table:table-cell/>
          <table:table-cell office:value-type="float" office:value="6" calcext:value-type="float">
            <text:p>6</text:p>
          </table:table-cell>
          <table:table-cell table:formula="of:=(1+(0.5*((10 - [.H8])/9)))" office:value-type="float" office:value="1.22222222222222" calcext:value-type="float">
            <text:p>1.2222222222222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lf Heal</text:p>
          </table:table-cell>
          <table:table-cell office:value-type="string" calcext:value-type="string">
            <text:p>(Ass.C22*(Ass.C19/(Max Health)))</text:p>
          </table:table-cell>
          <table:table-cell/>
          <table:table-cell office:value-type="string" calcext:value-type="string">
            <text:p>Straight 1</text:p>
          </table:table-cell>
          <table:table-cell table:style-name="ce3" table:formula="of:=180/37" office:value-type="float" office:value="4.86486486486487" calcext:value-type="float">
            <text:p>4.86486486486487</text:p>
          </table:table-cell>
          <table:table-cell/>
          <table:table-cell office:value-type="float" office:value="7" calcext:value-type="float">
            <text:p>7</text:p>
          </table:table-cell>
          <table:table-cell table:formula="of:=(1+(0.5*((10 - [.H9])/9)))" office:value-type="float" office:value="1.16666666666667" calcext:value-type="float">
            <text:p>1.166666666666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ption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string" calcext:value-type="string">
            <text:p>Straight 2</text:p>
          </table:table-cell>
          <table:table-cell table:style-name="ce3" table:formula="of:=318/37" office:value-type="float" office:value="8.5945945945946" calcext:value-type="float">
            <text:p>8.5945945945946</text:p>
          </table:table-cell>
          <table:table-cell/>
          <table:table-cell office:value-type="float" office:value="8" calcext:value-type="float">
            <text:p>8</text:p>
          </table:table-cell>
          <table:table-cell table:formula="of:=(1+(0.5*((10 - [.H10])/9)))" office:value-type="float" office:value="1.11111111111111" calcext:value-type="float">
            <text:p>1.11111111111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mage Instance Chance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Straight 3</text:p>
          </table:table-cell>
          <table:table-cell table:style-name="ce3" table:formula="of:=414/37" office:value-type="float" office:value="11.1891891891892" calcext:value-type="float">
            <text:p>11.1891891891892</text:p>
          </table:table-cell>
          <table:table-cell/>
          <table:table-cell office:value-type="float" office:value="9" calcext:value-type="float">
            <text:p>9</text:p>
          </table:table-cell>
          <table:table-cell table:formula="of:=(1+(0.5*((10 - [.H11])/9)))" office:value-type="float" office:value="1.05555555555556" calcext:value-type="float">
            <text:p>1.055555555555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move Ongo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raight 4</text:p>
          </table:table-cell>
          <table:table-cell table:style-name="ce3" table:formula="of:=468/37" office:value-type="float" office:value="12.6486486486486" calcext:value-type="float">
            <text:p>12.648648648648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1+(0.5*((10 - [.H12])/9)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ut of Hand Multipli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aight 5</text:p>
          </table:table-cell>
          <table:table-cell table:style-name="ce3" table:formula="of:=492/37" office:value-type="float" office:value="13.2972972972973" calcext:value-type="float">
            <text:p>13.297297297297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1+(0.5*((10 - [.H13])/9)))" office:value-type="float" office:value="0.944444444444444" calcext:value-type="float">
            <text:p>0.9444444444444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nockb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aight 6</text:p>
          </table:table-cell>
          <table:table-cell table:style-name="ce3" table:formula="of:=498/37" office:value-type="float" office:value="13.4594594594595" calcext:value-type="float">
            <text:p>13.45945945945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splacement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Ongoing Amount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Char Power</text:p>
          </table:table-cell>
          <table:table-cell office:value-type="float" office:value="4000" calcext:value-type="float">
            <text:p>4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Char Health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Card Power</text:p>
          </table:table-cell>
          <table:table-cell table:formula="of:=[.C18]/[.C19]"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low to Speed 10</text:p>
          </table:table-cell>
          <table:table-cell table:formula="of:=[.C20]*([.I7] - [.I12])" office:value-type="float" office:value="44.4444444444444" calcext:value-type="float">
            <text:p>44.444444444444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lf Heal Multipli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Damage Deal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Game Length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nster 6 Enemy Multiplier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narwhale" table:style-name="ta2">
        <table:table-column table:style-name="co1" table:number-columns-repeated="6" table:default-cell-style-name="Default"/>
        <table:table-row table:style-name="ro2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</table:table-row>
        <table:table-row table:style-name="ro1">
          <table:table-cell/>
          <table:table-cell office:value-type="string" calcext:value-type="string">
            <text:p>Shish Kabo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(Straight Line 3)*(Movement) + (Straight Line 3)*(AOE 3)*((Avg Displacement)*(Push)+(4 Damage))*(Speed 5)</text:p>
          </table:table-cell>
          <table:table-cell table:formula="of:=([Ass.F11]*[Ass.C5] + [Ass.F11]*SQRT(3)*([.C18]*([Ass.C14])+4))*[Ass.I7]" office:value-type="float" office:value="179.09194120599" calcext:value-type="float">
            <text:p>179.091941205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ip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Range 1)*((5 Damage) + (Avg Flipper Displacement)*(Displacement))*(Speed 4)</text:p>
          </table:table-cell>
          <table:table-cell table:formula="of:=[Ass.F3]*(5 + [.C19]*[Ass.C15])*[Ass.I6]" office:value-type="float" office:value="58.3783783783784" calcext:value-type="float">
            <text:p>58.37837837837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rsal Revors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(Damage Instance Chance)*(Avg Damage Dealt)*(Self Heal) + (Play Card))*(Speed 3)</text:p>
          </table:table-cell>
          <table:table-cell table:formula="of:=([Ass.C11]*[Ass.C23]*([Ass.C22]*([Ass.C19]/[.C26])) + 0)*[Ass.I5]" office:value-type="float" office:value="36.4023297491039" calcext:value-type="float">
            <text:p>36.4023297491039</text:p>
          </table:table-cell>
          <table:table-cell table:formula="of:=([Ass.C11]*[Ass.C23]*([Ass.C22]*([Ass.C19]/[.C26])) + [.C24])*[Ass.I5]" office:value-type="float" office:value="199.172372235479" calcext:value-type="float">
            <text:p>199.172372235479</text:p>
          </table:table-cell>
        </table:table-row>
        <table:table-row table:style-name="ro1">
          <table:table-cell/>
          <table:table-cell office:value-type="string" calcext:value-type="string">
            <text:p>This Blo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(Range 1)*(Avg Blows Knockback)*(Knockback) + (Chance Blow Ends Turn)*(Avg Char Card))*(Speed 6)</text:p>
          </table:table-cell>
          <table:table-cell table:formula="of:=([Ass.F3]*([.C20]*[Ass.C14]) + [.C23]*[Ass.C20])*[Ass.I8]" office:value-type="float" office:value="148.86006006006" calcext:value-type="float">
            <text:p>148.860060060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ep D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(Range 6)*(Movement) – (Avg Card) + 2*(Draw Card))*(Speed 8)</text:p>
          </table:table-cell>
          <table:table-cell table:formula="of:=([Ass.F8]*[Ass.C5] - 0 + 0)*[Ass.I10]" office:value-type="float" office:value="120" calcext:value-type="float">
            <text:p>120</text:p>
          </table:table-cell>
          <table:table-cell table:formula="of:=([Ass.F8]*[Ass.C5] - [.C24] + [Ass.C8]*[.C24]*2)*[Ass.I10]" office:value-type="float" office:value="41.87037960654" calcext:value-type="float">
            <text:p>41.87037960654</text:p>
          </table:table-cell>
        </table:table-row>
        <table:table-row table:style-name="ro1">
          <table:table-cell/>
          <table:table-cell office:value-type="string" calcext:value-type="string">
            <text:p>Tail Flu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(Straight Line 2)*(AOE 2)*(2*(Strip Ongoing) + (3 Damage)) + (Range 1)*(Movement))*(Speed 4)</text:p>
          </table:table-cell>
          <table:table-cell table:formula="of:=([Ass.F10]*SQRT(2)*(2*[Ass.C12] + 3) + [Ass.F3]*[Ass.C5])*[Ass.I6]" office:value-type="float" office:value="197.726812294814" calcext:value-type="float">
            <text:p>197.726812294814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1">
          <table:table-cell/>
          <table:table-cell office:value-type="string" calcext:value-type="string">
            <text:p>Blubber Bu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Damage Instance Chance)*(Straight Line 2)*(Movement)*Duration</text:p>
          </table:table-cell>
          <table:table-cell table:formula="of:=[Ass.C11]*[Ass.F10]*[Ass.C5]*[Ass.C6]" office:value-type="float" office:value="64.4594594594595" calcext:value-type="float">
            <text:p>64.45945945945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eathing Ho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Range 1)*(AOE Range 1)*((2 Heal)*(Avg Char Health)/(Max Health))*Duration</text:p>
          </table:table-cell>
          <table:table-cell table:formula="of:=[Ass.F3]*SQRT([Ass.F3])*(2*[Ass.C19]/[.C26])*[Ass.C6]" office:value-type="float" office:value="86.5335431409451" calcext:value-type="float">
            <text:p>86.53354314094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ory Tu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Avg Shish Enemies)*(Avg Char Card)*Uses*Duration</text:p>
          </table:table-cell>
          <table:table-cell table:formula="of:=[.C22]*[Ass.C20]*([.C3]/30)*[Ass.C6]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ached Wh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Damage Instance Chance)*2*(Draw Card)*Duration</text:p>
          </table:table-cell>
          <table:table-cell table:formula="of:=[Ass.C11]*[Ass.C8]*0*[Ass.C6]" office:value-type="float" office:value="0" calcext:value-type="float">
            <text:p>0</text:p>
          </table:table-cell>
          <table:table-cell table:formula="of:=[Ass.C11]*2*[Ass.C8]*[.C24]*[Ass.C6]" office:value-type="float" office:value="117.19443059019" calcext:value-type="float">
            <text:p>117.19443059019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vg Shish Knockback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vg Flipper Displace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g Blows Knockbac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ubber Butt Move Option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g Shish Enemies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nce Blow Ends Turn</text:p>
          </table:table-cell>
          <table:table-cell office:value-type="float" office:value="0.67" calcext:value-type="float">
            <text:p>0.6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-Avg Value</text:p>
          </table:table-cell>
          <table:table-cell table:formula="of:=(([.C3]*[.E3])+([.C4]*[.E4])+([.C5]*[.E5])+([.C6]*[.E6])+([.C7]*[.E7])+([.C8]*[.E8])+([.C10]*[.E10])+([.C11]*[.E11])+([.C12]*[.E12])+([.C13]*[.E13]))/30" office:value-type="float" office:value="117.19443059019" calcext:value-type="float">
            <text:p>117.19443059019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ost-Avg Value</text:p>
          </table:table-cell>
          <table:table-cell table:formula="of:=(([.C3]*[.E3])+([.C4]*[.E4])+([.C5]*[.F5])+([.C6]*[.E6])+([.C7]*[.F7])+([.C8]*[.E8])+([.C10]*[.E10])+([.C11]*[.E11])+([.C12]*[.E12])+([.C13]*[.F13]))/30" office:value-type="float" office:value="129.564953819155" calcext:value-type="float">
            <text:p>129.56495381915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ax Health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Power Level</text:p>
          </table:table-cell>
          <table:table-cell table:formula="of:=[.C25]*[.C26]" office:value-type="float" office:value="4016.51356839379" calcext:value-type="float">
            <text:p>4016.51356839379</text:p>
          </table:table-cell>
          <table:table-cell table:number-columns-repeated="3"/>
        </table:table-row>
      </table:table>
      <table:table table:name="Yomums_Anoob" table:style-name="ta2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</table:table-row>
        <table:table-row table:style-name="ro1">
          <table:table-cell/>
          <table:table-cell office:value-type="string" calcext:value-type="string">
            <text:p>Dissip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Range 4)*(Movement)*(Speed 1)</text:p>
          </table:table-cell>
          <table:table-cell table:formula="of:=[Ass.F6]*[Ass.C5]*[Ass.I3]" office:value-type="float" office:value="132.202702702703" calcext:value-type="float">
            <text:p>132.2027027027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nd W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Straight Line 2)*(Movement)*(Speed 7)</text:p>
          </table:table-cell>
          <table:table-cell table:formula="of:=[Ass.F10]*[Ass.C5]*[Ass.I9]" office:value-type="float" office:value="30.0810810810811" calcext:value-type="float">
            <text:p>30.08108108108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rcophag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(Avg Char Card)*(Speed 1)</text:p>
          </table:table-cell>
          <table:table-cell table:formula="of:=2*[Ass.C20]*[Ass.I3]" office:value-type="float" office:value="480" calcext:value-type="float">
            <text:p>4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cust Sw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Straight Line 6)*(Locust AOE)*(Strip Ongoing)*(Avg Char Ongoing)*(Speed 5)</text:p>
          </table:table-cell>
          <table:table-cell table:formula="of:=[Ass.F14]*SQRT(4)*[Ass.C12]*[Ass.C17]*[Ass.I7]" office:value-type="float" office:value="412.756756756757" calcext:value-type="float">
            <text:p>412.7567567567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iot of 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(Straight Line 3)*(Movement) + 3*(Range 1)*(4 Damage))*(Speed 6)</text:p>
          </table:table-cell>
          <table:table-cell table:formula="of:=([Ass.F11]*[Ass.C5] + 3*[Ass.F3]*4)*[Ass.I8]" office:value-type="float" office:value="112.378378378378" calcext:value-type="float">
            <text:p>112.3783783783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n Gl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Range 6)*(3 Damage)*(Speed 9)</text:p>
          </table:table-cell>
          <table:table-cell table:formula="of:=[Ass.F8]*3*[Ass.I11]" office:value-type="float" office:value="114" calcext:value-type="float">
            <text:p>1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ning S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Range 6)*(2 Damage)*(Ongoing Count)*(Speed 2)</text:p>
          </table:table-cell>
          <table:table-cell table:formula="of:=[Ass.F8]*2*[Ass.C17]*[Ass.I4]" office:value-type="float" office:value="312" calcext:value-type="float">
            <text:p>3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rt-Curved S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Range 1)*(6 Damage)*(Speed 3)</text:p>
          </table:table-cell>
          <table:table-cell table:formula="of:=[Ass.F3]*6*[Ass.I5]" office:value-type="float" office:value="40.5405405405405" calcext:value-type="float">
            <text:p>40.54054054054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as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Oasis Travel Multiplier)*(Avg Oasis Travel)*(Self Heal 3)*(Speed 8)</text:p>
          </table:table-cell>
          <table:table-cell table:formula="of:=[.C23]*[.C22]*3*([Ass.C22]*([Ass.C19]/[.C31]))*[Ass.I10]" office:value-type="float" office:value="75.0862068965517" calcext:value-type="float">
            <text:p>75.0862068965517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Death Blow Chance)*2*(Avg Player Card)*Duration</text:p>
          </table:table-cell>
          <table:table-cell table:formula="of:=[.C24]*2*[Ass.C20]*[Ass.C6]" office:value-type="float" office:value="142.222222222222" calcext:value-type="float">
            <text:p>142.2222222222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Play a Card) - (Draw a Card))*Duration</text:p>
          </table:table-cell>
          <table:table-cell table:formula="of:=(0 - 0)*[Ass.C6]" office:value-type="float" office:value="0" calcext:value-type="float">
            <text:p>0</text:p>
          </table:table-cell>
          <table:table-cell table:formula="of:=([.C29] - [Ass.C8]*[.C29])*[Ass.C6]" office:value-type="float" office:value="736.99534161283" calcext:value-type="float">
            <text:p>736.99534161283</text:p>
          </table:table-cell>
        </table:table-row>
        <table:table-row table:style-name="ro1">
          <table:table-cell/>
          <table:table-cell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Range 6)*((Set Activation Chance)*2*(Avg Enemy Distance)*(Displacement))*Duration</text:p>
          </table:table-cell>
          <table:table-cell table:formula="of:=[Ass.F8]*([.C26]*2*[.C25]*[Ass.C15])*[Ass.C6]" office:value-type="float" office:value="1080" calcext:value-type="float">
            <text:p>10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ir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Damage Instance Chance)*(Avg Damage Dealt)*(Period of Game While Killable)*(Self Heal))*Duration</text:p>
          </table:table-cell>
          <table:table-cell table:formula="of:=([Ass.C11]*[Ass.C23]*[.C27]*([Ass.C22]*([Ass.C19]/[.C31])) )*[Ass.C6]" office:value-type="float" office:value="28.0172413793103" calcext:value-type="float">
            <text:p>28.01724137931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ub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Range 1)*(Root)*(Speed 7)*Duration</text:p>
          </table:table-cell>
          <table:table-cell table:formula="of:=[Ass.F3]*[Ass.C16]*[Ass.I9]*[Ass.C6]" office:value-type="float" office:value="56.7567567567568" calcext:value-type="float">
            <text:p>56.75675675675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Range 1)*(AOE 1)*3*(Speed 7)*Duration</text:p>
          </table:table-cell>
          <table:table-cell table:formula="of:=[Ass.F3]*SQRT([Ass.F3])*3*[Ass.I9]*[Ass.C6]" office:value-type="float" office:value="187.777788615851" calcext:value-type="float">
            <text:p>187.7777886158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kh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Damage Instance Chance)*(Range 6)*(1 Damage))*Duration</text:p>
          </table:table-cell>
          <table:table-cell table:formula="of:=([Ass.C11]*[Ass.F8]*1)*[Ass.C6]"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vg Oasis Trave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Oasis Travel Multiplier</text:p>
          </table:table-cell>
          <table:table-cell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ath Blow Chance</text:p>
          </table:table-cell>
          <table:table-cell table:formula="of:=8/90" office:value-type="float" office:value="0.0888888888888889" calcext:value-type="float">
            <text:p>0.0888888888888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g Enemy Distan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 Activation Chance</text:p>
          </table:table-cell>
          <table:table-cell table:formula="of:=0.5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iod of Game while Killable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cust AO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-Avg Value</text:p>
          </table:table-cell>
          <table:table-cell table:formula="of:=(([.C3]*[.E3])+([.C4]*[.E4])+([.C5]*[.E5])+([.C6]*[.E6])+([.C7]*[.E7])+([.C8]*[.E8])+([.C9]*[.E9])+([.C10]*[.E10])+([.C11]*[.E11])+([.C13]*[.E13])+([.C14]*[.E14])+([.C15]*[.E15])+([.C16]*[.E16])+([.C17]*[.E17])+([.C18]*[.E18])+([.C19]*[.E19]))/30" office:value-type="float" office:value="184.248835403208" calcext:value-type="float">
            <text:p>184.24883540320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ost-Avg Value</text:p>
          </table:table-cell>
          <table:table-cell table:formula="of:=(([.C3]*[.E3])+([.C4]*[.E4])+([.C5]*[.E5])+([.C6]*[.E6])+([.C7]*[.E7])+([.C8]*[.E8])+([.C9]*[.E9])+([.C10]*[.E10])+([.C11]*[.E11])+([.C13]*[.E13])+([.C14]*[.F14])+([.C15]*[.E15])+([.C16]*[.E16])+([.C17]*[.E17])+([.C18]*[.E18])+([.C19]*[.E19]))/30" office:value-type="float" office:value="208.815346790302" calcext:value-type="float">
            <text:p>208.81534679030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ax Health v 4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ax Health v 6</text:p>
          </table:table-cell>
          <table:table-cell table:formula="of:=ROUND([Ass.C25]*[.C31]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Power Level v 4</text:p>
          </table:table-cell>
          <table:table-cell table:formula="of:=[.C31]*[.C30]" office:value-type="float" office:value="6055.64505691876" calcext:value-type="float">
            <text:p>6055.6450569187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ower Level v 6</text:p>
          </table:table-cell>
          <table:table-cell table:formula="of:=[.C30]*[.C32]" office:value-type="float" office:value="9187.87525877329" calcext:value-type="float">
            <text:p>9187.87525877329</text:p>
          </table:table-cell>
          <table:table-cell table:number-columns-repeated="3"/>
        </table:table-row>
      </table:table>
      <table:table table:name="Slug" table:style-name="ta3"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su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Range 1)*((4 Damage) + 4*(Avg Char Health)/(Max Health) + (Remove Ongoing))*(Speed 6)</text:p>
          </table:table-cell>
          <table:table-cell table:formula="of:=[Ass.F3]*(4 + 4*([Ass.C19]/[.C24]) + [Ass.C12])*[Ass.I8]" office:value-type="float" office:value="66.1486486486487" calcext:value-type="float">
            <text:p>66.148648648648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cre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Range 1)*(AOE 1)*((Root) + (3 Damage))*(Speed 2)</text:p>
          </table:table-cell>
          <table:table-cell table:formula="of:=[Ass.F3]*SQRT([Ass.F3])*([Ass.C16] + 3)*[Ass.I4]" office:value-type="float" office:value="77.4955953017797" calcext:value-type="float">
            <text:p>77.495595301779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raw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(Range 1)*(Movement 1) + (Avg Card))*(Speed 8)</text:p>
          </table:table-cell>
          <table:table-cell table:formula="of:=([Ass.F3]*[Ass.C5] + 0)*[Ass.I10]" office:value-type="float" office:value="16.2162162162162" calcext:value-type="float">
            <text:p>16.2162162162162</text:p>
          </table:table-cell>
          <table:table-cell table:formula="of:=([Ass.F3]*[Ass.C5] + [.C22])*[Ass.I10]" office:value-type="float" office:value="116.053064640076" calcext:value-type="float">
            <text:p>116.0530646400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Straight 6)*((Movement) + (Chance contact)*AOE(1)*((Root)+(3 Damage)))*(Speed 2)</text:p>
          </table:table-cell>
          <table:table-cell table:formula="of:=[Ass.F14]*([Ass.C5] + [.C20]*SQRT([Ass.F3])*([Ass.C16] + 3))*[Ass.I4]" office:value-type="float" office:value="165.526564491786" calcext:value-type="float">
            <text:p>165.52656449178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mothered and Cov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(Avg Card)*(Speed 5)</text:p>
          </table:table-cell>
          <table:table-cell table:formula="of:=2*(0)*[Ass.I7]" office:value-type="float" office:value="0" calcext:value-type="float">
            <text:p>0</text:p>
          </table:table-cell>
          <table:table-cell table:formula="of:=2*([.C22])*[Ass.I7]" office:value-type="float" office:value="229.624751374878" calcext:value-type="float">
            <text:p>229.6247513748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ssi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Range 2)*(AOE 2)*2*(Remove Ongoing)*(Speed 6)</text:p>
          </table:table-cell>
          <table:table-cell table:formula="of:=[Ass.F4]*SQRT([Ass.F4])*2*[Ass.C12]*[Ass.I8]" office:value-type="float" office:value="431.420263697655" calcext:value-type="float">
            <text:p>431.4202636976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n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hance Damage Instance)*(Self Heal 2)*Duration</text:p>
          </table:table-cell>
          <table:table-cell table:formula="of:=[Ass.C11]*2*([Ass.C22]*([Ass.C19]/[.C24])) *[Ass.C6]" office:value-type="float" office:value="50.78125" calcext:value-type="float">
            <text:p>50.7812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seudop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Range 1)*(Movement)*(Speed 8)*Uses*Duration</text:p>
          </table:table-cell>
          <table:table-cell table:formula="of:=[Ass.F3]*[Ass.C5]*[Ass.I10]*([.C5]/30)*[Ass.C6]" office:value-type="float" office:value="16.2162162162162" calcext:value-type="float">
            <text:p>16.216216216216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lugs Aren’t S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Crawl Speed 1) – (Crawl Speed 8))*Uses*Duration</text:p>
          </table:table-cell>
          <table:table-cell table:formula="of:=(([Ass.F3]*[Ass.C5] + 0)*[Ass.I3] - ([Ass.F3]*[Ass.C5] + 0)*[Ass.I10])*([.C5]/30)*[Ass.C6]" office:value-type="float" office:value="5.67567567567567" calcext:value-type="float">
            <text:p>5.67567567567567</text:p>
          </table:table-cell>
          <table:table-cell table:formula="of:=(([Ass.F3]*[Ass.C5] + [.C22])*[Ass.I3] - ([Ass.F3]*[Ass.C5] + [.C22])*[Ass.I10])*([.C5]/30)*[Ass.C6]" office:value-type="float" office:value="40.6185726240267" calcext:value-type="float">
            <text:p>40.6185726240267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Curl Hit Enemy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-Avg Card</text:p>
          </table:table-cell>
          <table:table-cell table:formula="of:=(([.C3]*[.E3])+([.C4]*[.E4])+([.C5]*[.E5])+([.C6]*[.E6])+([.C7]*[.E7])+([.C8]*[.E8])+([.C10]*[.E10])+([.C11]*[.E11])+([.C12]*[.E12]))/30" office:value-type="float" office:value="89.8531635814741" calcext:value-type="float">
            <text:p>89.853163581474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st-Avg Card</text:p>
          </table:table-cell>
          <table:table-cell table:formula="of:=(([.C3]*[.E3])+([.C4]*[.E4])+([.C5]*[.F5])+([.C6]*[.E6])+([.C7]*[.F7])+([.C8]*[.E8])+([.C10]*[.E10])+([.C11]*[.E11])+([.C12]*[.F12]))/30" office:value-type="float" office:value="126.293613256183" calcext:value-type="float">
            <text:p>126.29361325618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 table:formula="of:=[.C23]*[.C24]" office:value-type="float" office:value="4041.39562419786" calcext:value-type="float">
            <text:p>4041.39562419786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_S_S_" table:style-name="ta4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posi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(Movement 2) + (Enemy Adjacent)*(Range 1)*(AOE 6)*(3 Damage))*(Speed 3)</text:p>
          </table:table-cell>
          <table:table-cell table:formula="of:=([Ass.F4]*[Ass.C5] + [.C16]*SQRT(6)*[Ass.F3]*3)*[Ass.I5]" office:value-type="float" office:value="76.8529365822619" calcext:value-type="float">
            <text:p>76.85293658226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hoot the Th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(AOE 3)*(Range 3)*(6 Damage))*(Speed 4)</text:p>
          </table:table-cell>
          <table:table-cell table:formula="of:=(SQRT(3)*([Ass.F11])*6)*[Ass.I6]" office:value-type="float" office:value="155.041953369409" calcext:value-type="float">
            <text:p>155.04195336940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c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(Movement 2) + (Play Card))*(Speed 2)</text:p>
          </table:table-cell>
          <table:table-cell table:formula="of:=(([Ass.F4] * [Ass.C5]) + 0)*([Ass.I4])" office:value-type="float" office:value="54.1081081081081" calcext:value-type="float">
            <text:p>54.1081081081081</text:p>
          </table:table-cell>
          <table:table-cell table:formula="of:=(([Ass.F4] * [Ass.C5]) + [.C19])*([Ass.I4])" office:value-type="float" office:value="222.659174400568" calcext:value-type="float">
            <text:p>222.65917440056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hance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((AOE 4)*(Range 4)*(7 Damage))*(Speed 4) - ((AOE 3)*(Range 3)*(6 Damage))*(Speed 4)) * Uses * Duration</text:p>
          </table:table-cell>
          <table:table-cell table:formula="of:=((SQRT(4)*[Ass.F12]*7)*[Ass.I6] - (SQRT(3)*[Ass.F11]*6)*[Ass.I6]) * ([.C4]/30) * [Ass.C6]" office:value-type="float" office:value="162.132309477399" calcext:value-type="float">
            <text:p>162.1323094773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ure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(AOE 6)*(Range 3)*(6 Damage))*(Speed 4) - ((AOE 3)*(Range 3)*(6 Damage))*(Speed 4)) * Uses * Duration</text:p>
          </table:table-cell>
          <table:table-cell table:formula="of:=((SQRT(6)*[Ass.F11]*6)*[Ass.I6] - (SQRT(3)*[Ass.F12]*6)*[Ass.I6]) * ([.C4]/30) * [Ass.C6]" office:value-type="float" office:value="87.9952326789194" calcext:value-type="float">
            <text:p>87.995232678919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usiness 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* (Avg Card)</text:p>
          </table:table-cell>
          <table:table-cell office:value-type="float" office:value="0" calcext:value-type="float">
            <text:p>0</text:p>
          </table:table-cell>
          <table:table-cell table:formula="of:=2*[.C19]" office:value-type="float" office:value="233.378399481867" calcext:value-type="float">
            <text:p>233.3783994818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rap-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Scout Distance)*(AOE 5)*(Range 1)*(4 Damage)*Uses*Duration + (C22 - 1)*(AOE 5)*(Range 1)*(4 Damage)*Uses*Duration</text:p>
          </table:table-cell>
          <table:table-cell table:formula="of:=2*SQRT(5)*[Ass.F3]*4*([.C5]/30)*[Ass.C6] + 2*SQRT(5)*[Ass.F3]*4*([.C3]/30)*[Ass.C6]" office:value-type="float" office:value="145.042247189176" calcext:value-type="float">
            <text:p>145.04224718917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nd-aid the Boo-Bo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Self-Heal 3)*(Chance Adjacent Ally)*Duration</text:p>
          </table:table-cell>
          <table:table-cell table:formula="of:=([Ass.C22]*([Ass.C19]/[.C21]))*3*[.C18]*[Ass.C6]" office:value-type="float" office:value="105.362903225806" calcext:value-type="float">
            <text:p>105.3629032258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Scout Distance)*(Range 1)*(Avg Ongoing Amount)*(Discard Ongoing)*Uses*Duration + (C22 - 1)*(Range 1)*(Avg Ongoing Amount)*(Discard Ongoing)*Uses*Duration</text:p>
          </table:table-cell>
          <table:table-cell table:formula="of:=2*[Ass.F3]*[Ass.C17]*[Ass.C12]*(4/30)*[Ass.C6] + 2*[Ass.F3]*[Ass.C17]*[Ass.C12]*(6/30)*[Ass.C6]" office:value-type="float" office:value="194.594594594595" calcext:value-type="float">
            <text:p>194.59459459459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Enemy Adjacen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earest Ally Distance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Adjacent Ally</text:p>
          </table:table-cell>
          <table:table-cell office:value-type="float" office:value="0.67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-Avg Value</text:p>
          </table:table-cell>
          <table:table-cell table:formula="of:=(([.C3]*[.E3])+([.C4]*[.E4])+([.C5]*[.E5])+([.C7]*[.E7])+([.C8]*[.E8])+([.C9]*[.E9])+([.C10]*[.E10])+([.C11]*[.E11])+([.C12]*[.E12]))/30" office:value-type="float" office:value="116.689199740934" calcext:value-type="float">
            <text:p>116.68919974093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st-Avg Value</text:p>
          </table:table-cell>
          <table:table-cell table:formula="of:=(([.C3]*[.E3])+([.C4]*[.E4])+([.C5]*[.F5])+([.C7]*[.E7])+([.C8]*[.E8])+([.C9]*[.F9])+([.C10]*[.E10])+([.C11]*[.E11])+([.C12]*[.E12]))/30" office:value-type="float" office:value="146.941955229324" calcext:value-type="float">
            <text:p>146.9419552293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 table:formula="of:=[.C20]*[.C21]" office:value-type="float" office:value="4555.20061210904" calcext:value-type="float">
            <text:p>4555.20061210904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mentalist" table:style-name="ta5">
        <table:table-column table:style-name="co5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mman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Movement)*(Range 2)*(Option)*(Speed 6)</text:p>
          </table:table-cell>
          <table:table-cell table:formula="of:=3*([Ass.F4])*[Ass.C10]*[Ass.I8]" office:value-type="float" office:value="57.2297297297297" calcext:value-type="float">
            <text:p>57.229729729729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aming Vol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Fire Out) * (Chance Lightning Out) * (Chance same target) *((Range 2)*(Strip Ongoing) + (Avg Command)) * Uses</text:p>
          </table:table-cell>
          <table:table-cell table:formula="of:=([.C22])*([.C23]) * ([.C26]) *([Ass.F4]*[Ass.C12] + [.E3]) * [Ass.C6]" office:value-type="float" office:value="89.7596283783784" calcext:value-type="float">
            <text:p>89.759628378378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ghtning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Lightning Out) * (Chance Earth Out) * (Chance same target) *((Self Heal 2) + (Avg Command)) * Uses</text:p>
          </table:table-cell>
          <table:table-cell table:formula="of:=[.C23] * [.C25] * [.C26] *(([Ass.C22]*([Ass.C19]/([.C37])))*2 + [.E3]) * [Ass.C6]" office:value-type="float" office:value="76.5812144381224" calcext:value-type="float">
            <text:p>76.58121443812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va Fiel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Fire Out) * (Chance Earth Out) * (Chance same target) *((Self Heal 2) + (Range 2)*(Strip Ongoing)) * Uses</text:p>
          </table:table-cell>
          <table:table-cell table:formula="of:=[.C22] * [.C25] * [.C26] *(([Ass.C22]*([Ass.C19]/([.C37])))*2 + [Ass.F4]*[Ass.C12]) * [Ass.C6]" office:value-type="float" office:value="70.4810455192034" calcext:value-type="float">
            <text:p>70.481045519203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f Ice and 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Ice Out) * (Chance Fire Out) * (Chance same target) *((Reduce Avg Card to Speed 10) + (Range 2)*(Strip Ongoing)) * Uses</text:p>
          </table:table-cell>
          <table:table-cell table:formula="of:=([.C24]) * ([.C22]) * ([.C26]) *(([Ass.C21]) + ([Ass.F4])*([Ass.C12])) * [Ass.C6]" office:value-type="float" office:value="79.0519519519519" calcext:value-type="float">
            <text:p>79.05195195195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und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Ice Out) * (Chance Earth Out) * (Chance same target) *((Reduce Avg Card to Speed 10) + (Self Heal 2)) * Uses</text:p>
          </table:table-cell>
          <table:table-cell table:formula="of:=([.C23]) * ([.C25]) * ([.C26]) *(([Ass.C21]) + 2*([Ass.C22]*([Ass.C19]/[.C37]))) * [Ass.C6]" office:value-type="float" office:value="65.8735380116959" calcext:value-type="float">
            <text:p>65.87353801169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uperco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Ice Out) * (Chance Lightning Out) * (Chance same target) *((Reduce Avg Card to Speed 10) + (Avg Command)) * Uses</text:p>
          </table:table-cell>
          <table:table-cell table:formula="of:=([.C24]) * ([.C23]) * ([.C26]) *(([Ass.C21]) + [.E3]) * [Ass.C6]" office:value-type="float" office:value="85.1521208708709" calcext:value-type="float">
            <text:p>85.15212087087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re Famili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Movement 2),(2 AOE)*(2 Range)*(2 Damage)]) * Option * (Turn Frequency)</text:p>
          </table:table-cell>
          <table:table-cell table:formula="of:=[.C27] * MAX([Ass.C5]*[Ass.F4];SQRT([Ass.F4])*[Ass.F4]*2) * [Ass.C10] * ([.C3]/30)" office:value-type="float" office:value="352.980215752627" calcext:value-type="float">
            <text:p>352.98021575262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ce Famili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Movement 2),(2 Range)*((2 Damage) + (Root))]) * Option * (Turn Frequency)</text:p>
          </table:table-cell>
          <table:table-cell table:formula="of:=[.C28] * MAX([Ass.C5]*[Ass.F4];[Ass.F4]*(2 + [Ass.C16])) * [Ass.C10] * ([.C3]/30)" office:value-type="float" office:value="199.783783783784" calcext:value-type="float">
            <text:p>199.78378378378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ghtning Famili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Movement 2),(2 Range)*(3 Damage)]) * Option * (Turn Frequency)</text:p>
          </table:table-cell>
          <table:table-cell table:formula="of:=[.C29] * MAX([Ass.C5]*[Ass.F4];[Ass.F4]*3) * [Ass.C10] * ([.C3]/30)" office:value-type="float" office:value="149.837837837838" calcext:value-type="float">
            <text:p>149.83783783783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arth Famili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Movement 2),(1 Range)*((1 Displacement) + (2 Damage))]) * Option * (Turn Frequency)</text:p>
          </table:table-cell>
          <table:table-cell table:formula="of:=[.C30] * MAX([Ass.C5]*[Ass.F4];[Ass.F3]*([Ass.C15] + 2)) * [Ass.C10] * ([.C3]/30)" office:value-type="float" office:value="199.783783783784" calcext:value-type="float">
            <text:p>199.78378378378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re 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2 AOE)*(2 Range)*(3 Damage), (1 Range)*(5 Damage)]) * Option * (Turn Frequency)</text:p>
          </table:table-cell>
          <table:table-cell table:formula="of:=[.C31] * MAX(SQRT([Ass.F4])*[Ass.F4]*3;[Ass.F3]*5) * [Ass.C10] * ([.C3]/30)" office:value-type="float" office:value="794.205485443411" calcext:value-type="float">
            <text:p>794.2054854434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ce 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2 Range)*((4 Damage) + (Root)), (1 Range)*(5 Damage)]) * Option * (Turn Frequency)</text:p>
          </table:table-cell>
          <table:table-cell table:formula="of:=[.C32] * MAX([Ass.F4]*(4 + [Ass.C16]);[Ass.F3]*5) * [Ass.C10] * ([.C3]/30)" office:value-type="float" office:value="449.513513513514" calcext:value-type="float">
            <text:p>449.5135135135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ghtning 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2 Range)*(6 Damage), (1 Range)*(5 Damage)]) * Option * (Turn Frequency)</text:p>
          </table:table-cell>
          <table:table-cell table:formula="of:=[.C33] * ([Ass.F4]*6) * [Ass.C10] * ([.C3]/30)" office:value-type="float" office:value="449.513513513514" calcext:value-type="float">
            <text:p>449.5135135135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arth 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1 Range)*((2 Displacement) + (3 Damage)), (1 Range)*(5 Damage)]) * Option * (Turn Frequency)</text:p>
          </table:table-cell>
          <table:table-cell table:formula="of:=[.C34] * MAX([Ass.F3]*((2*[Ass.C15]) + 3); [Ass.F3]*5) * [Ass.C10] * ([.C3]/30)" office:value-type="float" office:value="272.432432432432" calcext:value-type="float">
            <text:p>272.43243243243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Fire Ou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Lightning Ou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Ice Ou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Earth Ou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Same Target</text:p>
          </table:table-cell>
          <table:table-cell office:value-type="float" office:value="0.67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re Familiar Health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ce Familiar Health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ightning Familiar Health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arth Familiar Health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re Golem Health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ce Golem Health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ightning Golem Health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arth Golem Health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-Avg 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st-Avg 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 table:formula="of:=[.C37]*((([.C3]*[.E3]) + ([.C4]*[.E4]) + ([.C5]*[.E5]) + ([.C6]*[.E6]) + ([.C7]*[.E7]) + ([.C8]*[.E8]) + ([.C9]*[.E9]))/SUM([.C3:.C9])) + [.E11] + [.E12] + [.E13] + [.E14] + [.E16] + [.E17] + [.E18] + [.E19]" office:value-type="float" office:value="4062.09276251872" calcext:value-type="float">
            <text:p>4062.09276251872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OM_Bardier" table:style-name="ta5">
        <table:table-column table:style-name="co5" table:default-cell-style-name="ce1"/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etp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(Movement)*(Range1) + (Jetpack Contact Chance)*(5 Damage)*(Range 3 Straight))*(Speed 5)</text:p>
          </table:table-cell>
          <table:table-cell table:formula="of:=(([Ass.C5])*([Ass.F3]) + ([.C18])*5*([Ass.F11]))*([Ass.I7])" office:value-type="float" office:value="54.3918918918919" calcext:value-type="float">
            <text:p>54.39189189189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tra Charg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vg card)*(Number of numerals)*2*(Speed 1)</text:p>
          </table:table-cell>
          <table:table-cell office:value-type="float" office:value="0" calcext:value-type="float">
            <text:p>0</text:p>
          </table:table-cell>
          <table:table-cell table:formula="of:=([.C23])*([.C19])*2*([Ass.I3])" office:value-type="float" office:value="684.195234923124" calcext:value-type="float">
            <text:p>684.1952349231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 Nice Surpr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Chance stepped on)*(Range 4)*((6 damage) + (Number Ongoings)*(Remove Ongoing))</text:p>
          </table:table-cell>
          <table:table-cell table:formula="of:=([.C20])*([Ass.F6])*(6 + ([Ass.C17])*([Ass.C12]))" office:value-type="float" office:value="396.608108108108" calcext:value-type="float">
            <text:p>396.608108108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et's Have a Bl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((6 Damage) + (2 Knockback) - (Chance Self Blast)*(2 Damage))*(Aoe and Range))*(Speed 6)</text:p>
          </table:table-cell>
          <table:table-cell table:formula="of:=(6 + 2 - [.C21]*2)*SQRT([Ass.F3])*[Ass.F4]*([Ass.I8])" office:value-type="float" office:value="235.626351048334" calcext:value-type="float">
            <text:p>235.62635104833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n't Drink That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(Self Heal 5)+(Draw Card))*(Speed 7)</text:p>
          </table:table-cell>
          <table:table-cell table:formula="of:=(5*([Ass.C22]*([Ass.C19]/[.C25]))+0)*[Ass.I9]" office:value-type="float" office:value="86.1742424242424" calcext:value-type="float">
            <text:p>86.1742424242424</text:p>
          </table:table-cell>
          <table:table-cell table:formula="of:=(5*([Ass.C22]*([Ass.C19]/[.C25]))+([Ass.C8])*[.C23])*[Ass.I8]" office:value-type="float" office:value="118.152398459831" calcext:value-type="float">
            <text:p>118.1523984598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lashba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(Chance dealing damage instance)*(1/3)*(Damage Prevented)*(AOE and Range)+(Avg Card))*(Speed 2)</text:p>
          </table:table-cell>
          <table:table-cell table:formula="of:=(([Ass.C11])*(1/3)*([Ass.C23])*([Ass.F5]*SQRT([Ass.F5]))+0)*[Ass.I4]" office:value-type="float" office:value="116.732977056846" calcext:value-type="float">
            <text:p>116.732977056846</text:p>
          </table:table-cell>
          <table:table-cell table:formula="of:=(([Ass.C11])*(1/3)*([Ass.C23])*([Ass.F5]*SQRT([Ass.F5]))+[.C23])*[Ass.I4]" office:value-type="float" office:value="281.446644723524" calcext:value-type="float">
            <text:p>281.4466447235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et Bom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(Movement 2 Line)*(Out of Hand Conditionless))*SpeedAdjust</text:p>
          </table:table-cell>
          <table:table-cell table:formula="of:=(3*([Ass.F10])*([Ass.C13]))*([Ass.I3])" office:value-type="float" office:value="77.3513513513514" calcext:value-type="float">
            <text:p>77.35135135135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fterburn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Range 1)*((Movement)+(Chance Occupied)*(Knockback+Damage))*Uses*(Speed 11)</text:p>
          </table:table-cell>
          <table:table-cell table:formula="of:=([Ass.F3])*(3+([.C22])*([Ass.C14]+2))*[Ass.C6]*[Ass.I13]" office:value-type="float" office:value="86.1486486486487" calcext:value-type="float">
            <text:p>86.1486486486487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Jetpack Contact Chance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umeral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Stepped On</text:p>
          </table:table-cell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Self-Blas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Occupied</text:p>
          </table:table-cell>
          <table:table-cell office:value-type="float" office:value="0.25" calcext:value-type="float">
            <text:p>0.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-Avg Value</text:p>
          </table:table-cell>
          <table:table-cell table:formula="of:=(([.C3]*[.E3])+([.C4]*[.E4])+([.C5]*[.E5])+([.C6]*[.E6])+([.C7]*[.E7])+([.C8]*[.E8])+([.C9]*[.E9])+([.C11]*[.E11]))/30" office:value-type="float" office:value="114.032539153854" calcext:value-type="float">
            <text:p>114.03253915385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st-Avg Value</text:p>
          </table:table-cell>
          <table:table-cell table:formula="of:=(([.C3]*[.E3])+([.C4]*[.F4])+([.C5]*[.E5])+([.C6]*[.E6])+([.C7]*[.F7])+([.C8]*[.F8])+([.C9]*[.E9])+([.C11]*[.E11]))/30" office:value-type="float" office:value="185.871131309031" calcext:value-type="float">
            <text:p>185.87113130903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 table:formula="of:=[.C24]*[.C25]" office:value-type="float" office:value="4089.16488879868" calcext:value-type="float">
            <text:p>4089.16488879868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night_Errant" table:style-name="ta6"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Movement + (4 Damage)*(AOE Range 1))*Range*(3 Speed)</text:p>
          </table:table-cell>
          <table:table-cell table:formula="of:=([Ass.C5] + 4*SQRT([Ass.F3]))*[.D18]*[Ass.I5]" office:value-type="float" office:value="159.764533312509" calcext:value-type="float">
            <text:p>159.76453331250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(7 Damage)*Range + (Movement)*(Range 1))*(6 Speed)</text:p>
          </table:table-cell>
          <table:table-cell table:formula="of:=(7*[.D18] + [Ass.F3]*[Ass.C5])*[Ass.I8]" office:value-type="float" office:value="101.081081081081" calcext:value-type="float">
            <text:p>101.08108108108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i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Discard Ongoing)*Range*(9 Speed)</text:p>
          </table:table-cell>
          <table:table-cell table:formula="of:=[Ass.C12]*[Ass.F8]*[Ass.I11]"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odspe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(Avg Card)</text:p>
          </table:table-cell>
          <table:table-cell office:value-type="float" office:value="0" calcext:value-type="float">
            <text:p>0</text:p>
          </table:table-cell>
          <table:table-cell table:formula="of:=2*[.D22]" office:value-type="float" office:value="206.952100108024" calcext:value-type="float">
            <text:p>206.95210010802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nceal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AOE – 1)*(Lance Card Value)*(Lance Cards/Total cards)*Turns</text:p>
          </table:table-cell>
          <table:table-cell table:formula="of:=(SQRT(2)-1)*[.E4]*([.C4]/30)*[Ass.C6]" office:value-type="float" office:value="69.7819244718638" calcext:value-type="float">
            <text:p>69.781924471863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qu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Reducing Speed 2 bonus)*(Avg card value) + (Draw Card))*Uses</text:p>
          </table:table-cell>
          <table:table-cell office:value-type="float" office:value="0" calcext:value-type="float">
            <text:p>0</text:p>
          </table:table-cell>
          <table:table-cell table:formula="of:=(([Ass.I3]-[Ass.I5])*[.D22]+([Ass.C8]*[.D22]))*[Ass.C6]" office:value-type="float" office:value="160.962744528464" calcext:value-type="float">
            <text:p>160.9627445284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e Holy G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+(Draw Card)+(SelfHeal 2))*Option*Uses</text:p>
          </table:table-cell>
          <table:table-cell table:formula="of:=(0+0+2*([Ass.C22]*([Ass.C19]/([.D24]))) )*[Ass.C10]*[Ass.C6]" office:value-type="float" office:value="140.086206896552" calcext:value-type="float">
            <text:p>140.086206896552</text:p>
          </table:table-cell>
          <table:table-cell table:formula="of:=(0+([.D22]*[Ass.C8])+2*([Ass.C22]*([Ass.C19]/([.D24]))) )*[Ass.C10]*[Ass.C6]" office:value-type="float" office:value="269.431269464067" calcext:value-type="float">
            <text:p>269.4312694640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cina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p*Uses*Duration</text:p>
          </table:table-cell>
          <table:table-cell table:formula="of:=[.E3]*([.C3]/30)*[Ass.C6]" office:value-type="float" office:value="213.019377750012" calcext:value-type="float">
            <text:p>213.0193777500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calib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5 Damage)+(Draw Card))*(Range 1)*((Hop Cards)/(Total Cards))*Duration</text:p>
          </table:table-cell>
          <table:table-cell table:formula="of:=(5)*[Ass.F3]*([.C3]/30)*[Ass.C6]" office:value-type="float" office:value="32.4324324324324" calcext:value-type="float">
            <text:p>32.4324324324324</text:p>
          </table:table-cell>
          <table:table-cell table:formula="of:=(5+([Ass.C8])*[.D22])*[Ass.F3]*([.C3]/30)*[Ass.C6]" office:value-type="float" office:value="166.671632502502" calcext:value-type="float">
            <text:p>166.6716325025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msel in Dist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Avg Non-Lance Card)+(Draw Lance Card))*(Probability landing Lance)*((Lance Cards)/(Total Cards))*Duration</text:p>
          </table:table-cell>
          <table:table-cell office:value-type="float" office:value="0" calcext:value-type="float">
            <text:p>0</text:p>
          </table:table-cell>
          <table:table-cell table:formula="of:=([.D21]+([Ass.C8]*[.E4]))*[.D20]*(10/30)*[Ass.C6]" office:value-type="float" office:value="104.074792297245" calcext:value-type="float">
            <text:p>104.0747922972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late M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Damage Instance Chance)*(Self Heal 2)*Duration</text:p>
          </table:table-cell>
          <table:table-cell table:formula="of:=[Ass.C11]*2*[Ass.C22]*([Ass.C19]/[.D24])*[Ass.C6]" office:value-type="float" office:value="56.0344827586207" calcext:value-type="float">
            <text:p>56.03448275862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a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Adj Enemy Hop Chance)*((Hop Cards)/(Total Cards))*(Avg Card)*Duration</text:p>
          </table:table-cell>
          <table:table-cell office:value-type="float" office:value="0" calcext:value-type="float">
            <text:p>0</text:p>
          </table:table-cell>
          <table:table-cell table:formula="of:=[.D19]*([.C3]/30)*[.D22]*[Ass.C6]" office:value-type="float" office:value="68.9840333693415" calcext:value-type="float">
            <text:p>68.984033369341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/>
          <table:table-cell table:style-name="ce2"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night Move</text:p>
          </table:table-cell>
          <table:table-cell/>
          <table:table-cell table:formula="of:=(6*6+8*12+10*6+11*6+14*6+18*1)/37" office:value-type="float" office:value="9.72972972972973" calcext:value-type="float">
            <text:p>9.7297297297297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dj Enemy Hop Chance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nce Hit Probability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vg Non-Lance Card</text:p>
          </table:table-cell>
          <table:table-cell/>
          <table:table-cell table:formula="of:=(([.C3]*[.E3])+([.C5]*[.E5])+([.C6]*[.E6])+([.C8]*[.E8])+([.C9]*[.E9])+([.C10]*[.E10])+([.C11]*[.E11])+([.C12]*[.E12])+([.C13]*[.E13])+([.C14]*[.E14])+([.C15]*[.E15]))/([.C3]+[.C5]+[.C6]+SUM([.C8:.C15]))" office:value-type="float" office:value="104.673534540478" calcext:value-type="float">
            <text:p>104.6735345404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-Avg Card</text:p>
          </table:table-cell>
          <table:table-cell/>
          <table:table-cell table:formula="of:=(([.C3]*[.E3])+([.C4]*[.E4])+([.C5]*[.E5])+([.C6]*[.E6])+([.C8]*[.E8])+([.C9]*[.E9])+([.C10]*[.E10])+([.C11]*[.E11])+([.C12]*[.E12])+([.C13]*[.E13])+([.C14]*[.E14])+([.C15]*[.E15]))/(30)" office:value-type="float" office:value="103.476050054012" calcext:value-type="float">
            <text:p>103.4760500540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ost-Avg Card</text:p>
          </table:table-cell>
          <table:table-cell/>
          <table:table-cell table:formula="of:=(([.C3]*[.E3])+([.C4]*[.E4])+([.C5]*[.E5])+([.C6]*[.F6])+([.C8]*[.E8])+([.C9]*[.F9])+([.C10]*[.F10])+([.C11]*[.E11])+([.C12]*[.F12])+([.C13]*[.F13])+([.C14]*[.E14])+([.C15]*[.F15]))/(30)" office:value-type="float" office:value="137.193051155635" calcext:value-type="float">
            <text:p>137.19305115563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/>
          <table:table-cell table:formula="of:=[.D24]*[.D23]" office:value-type="float" office:value="3978.59848351342" calcext:value-type="float">
            <text:p>3978.59848351342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5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6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 style:data-style-name="N2" text:time-value="22:02:04.665138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  <style:master-page style:name="mp4" style:page-layout-name="Mpm5">
      <style:header/>
      <style:header-left style:display="false"/>
      <style:footer/>
      <style:footer-left style:display="false"/>
    </style:master-page>
    <style:master-page style:name="mp5" style:page-layout-name="Mpm6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9d0f32d1f0b509096fd65e0d4bec26ddd1938fd3</meta:generator>
    <meta:creation-date>2019-01-17T07:45:02Z</meta:creation-date>
    <dc:date>2019-01-31T12:01:48.266617694</dc:date>
    <meta:editing-cycles>74</meta:editing-cycles>
    <meta:editing-duration>PT15H42M28S</meta:editing-duration>
    <meta:document-statistic meta:table-count="8" meta:cell-count="617" meta:object-count="0"/>
  </office:meta>
</office:document-meta>
</file>